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7.3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123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23"/>
    <style:style style:name="ce4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Brightness calculation" table:style-name="ta1" table:print="false">
        <table:shapes>
          <draw:frame draw:z-index="0" draw:style-name="gr1" draw:text-style-name="P1" svg:width="453.51pt" svg:height="255.09pt" svg:x="325.5pt" svg:y="55.56pt">
            <loext:p draw:notify-on-update-of-ranges="'Brightness calculation'.A2:'Brightness calculation'.A33 'Brightness calculation'.B2:'Brightness calculation'.B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Brightness Level</text:p>
          </table:table-cell>
          <table:table-cell table:style-name="ce2" office:value-type="string" calcext:value-type="string">
            <text:p>absolute brightness</text:p>
          </table:table-cell>
          <table:table-cell table:style-name="ce1" office:value-type="string" calcext:value-type="string">
            <text:p>Microseconds in ON state</text:p>
          </table:table-cell>
          <table:table-cell table:style-name="ce1" office:value-type="string" calcext:value-type="string">
            <text:p>Logarithm bas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POWER([.A2]; 2.800187)" office:value-type="float" office:value="0" calcext:value-type="float">
            <text:p>0.0000</text:p>
          </table:table-cell>
          <table:table-cell table:formula="of:=ROUND([.B2];0)" office:value-type="float" office:value="0" calcext:value-type="float">
            <text:p>0</text:p>
          </table:table-cell>
          <table:table-cell table:style-name="ce4" table:formula="of:=LOG(15000; 2) / LOG(31; 2)" office:value-type="float" office:value="2.80018675303306" calcext:value-type="float">
            <text:p>2.800187</text:p>
          </table:table-cell>
          <table:table-cell office:value-type="string" calcext:value-type="string">
            <text:p>The Logarithm Base is the Log of the frame time divided by the Log of the number of steps (minus 1).</text:p>
          </table:table-cell>
          <table:table-cell table:number-columns-repeated="1019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table:formula="of:=POWER([.A3]; 2.800187)" office:value-type="float" office:value="1" calcext:value-type="float">
            <text:p>1.0000</text:p>
          </table:table-cell>
          <table:table-cell table:formula="of:=ROUND([.B3];0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formula="of:=POWER([.A4]; 2.800187)" office:value-type="float" office:value="6.96530728069992" calcext:value-type="float">
            <text:p>6.9653</text:p>
          </table:table-cell>
          <table:table-cell table:formula="of:=ROUND([.B4];0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table:formula="of:=POWER([.A5]; 2.800187)" office:value-type="float" office:value="21.6784753468496" calcext:value-type="float">
            <text:p>21.6785</text:p>
          </table:table-cell>
          <table:table-cell table:formula="of:=ROUND([.B5];0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formula="of:=POWER([.A6]; 2.800187)" office:value-type="float" office:value="48.5155055145713" calcext:value-type="float">
            <text:p>48.5155</text:p>
          </table:table-cell>
          <table:table-cell table:formula="of:=ROUND([.B6];0)" office:value-type="float" office:value="49" calcext:value-type="float">
            <text:p>49</text:p>
          </table:table-cell>
          <table:table-cell table:number-columns-repeated="1021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formula="of:=POWER([.A7]; 2.800187)" office:value-type="float" office:value="90.6247287172116" calcext:value-type="float">
            <text:p>90.6247</text:p>
          </table:table-cell>
          <table:table-cell table:formula="of:=ROUND([.B7];0)" office:value-type="float" office:value="91" calcext:value-type="float">
            <text:p>91</text:p>
          </table:table-cell>
          <table:table-cell table:number-columns-repeated="1021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formula="of:=POWER([.A8]; 2.800187)" office:value-type="float" office:value="150.997242167885" calcext:value-type="float">
            <text:p>150.9972</text:p>
          </table:table-cell>
          <table:table-cell table:formula="of:=ROUND([.B8];0)" office:value-type="float" office:value="151" calcext:value-type="float">
            <text:p>151</text:p>
          </table:table-cell>
          <table:table-cell table:number-columns-repeated="1021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table:formula="of:=POWER([.A9]; 2.800187)" office:value-type="float" office:value="232.505133081304" calcext:value-type="float">
            <text:p>232.5051</text:p>
          </table:table-cell>
          <table:table-cell table:formula="of:=ROUND([.B9];0)" office:value-type="float" office:value="233" calcext:value-type="float">
            <text:p>233</text:p>
          </table:table-cell>
          <table:table-cell table:number-columns-repeated="1021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table:formula="of:=POWER([.A10]; 2.800187)" office:value-type="float" office:value="337.925403787481" calcext:value-type="float">
            <text:p>337.9254</text:p>
          </table:table-cell>
          <table:table-cell table:formula="of:=ROUND([.B10];0)" office:value-type="float" office:value="338" calcext:value-type="float">
            <text:p>338</text:p>
          </table:table-cell>
          <table:table-cell table:number-columns-repeated="1021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table:formula="of:=POWER([.A11]; 2.800187)" office:value-type="float" office:value="469.956293363966" calcext:value-type="float">
            <text:p>469.9563</text:p>
          </table:table-cell>
          <table:table-cell table:formula="of:=ROUND([.B11];0)"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formula="of:=POWER([.A12]; 2.800187)" office:value-type="float" office:value="631.229082745449" calcext:value-type="float">
            <text:p>631.2291</text:p>
          </table:table-cell>
          <table:table-cell table:formula="of:=ROUND([.B12];0)" office:value-type="float" office:value="631" calcext:value-type="float">
            <text:p>631</text:p>
          </table:table-cell>
          <table:table-cell table:number-columns-repeated="1021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formula="of:=POWER([.A13]; 2.800187)" office:value-type="float" office:value="824.317004604263" calcext:value-type="float">
            <text:p>824.3170</text:p>
          </table:table-cell>
          <table:table-cell table:formula="of:=ROUND([.B13];0)" office:value-type="float" office:value="824" calcext:value-type="float">
            <text:p>824</text:p>
          </table:table-cell>
          <table:table-cell table:number-columns-repeated="1021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formula="of:=POWER([.A14]; 2.800187)" office:value-type="float" office:value="1051.74219023758" calcext:value-type="float">
            <text:p>1051.7422</text:p>
          </table:table-cell>
          <table:table-cell table:formula="of:=ROUND([.B14];0)" office:value-type="float" office:value="1052" calcext:value-type="float">
            <text:p>1052</text:p>
          </table:table-cell>
          <table:table-cell table:number-columns-repeated="1021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formula="of:=POWER([.A15]; 2.800187)" office:value-type="float" office:value="1315.98122678445" calcext:value-type="float">
            <text:p>1315.9812</text:p>
          </table:table-cell>
          <table:table-cell table:formula="of:=ROUND([.B15];0)" office:value-type="float" office:value="1316" calcext:value-type="float">
            <text:p>1316</text:p>
          </table:table-cell>
          <table:table-cell table:number-columns-repeated="1021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formula="of:=POWER([.A16]; 2.800187)" office:value-type="float" office:value="1619.46969625131" calcext:value-type="float">
            <text:p>1619.4697</text:p>
          </table:table-cell>
          <table:table-cell table:formula="of:=ROUND([.B16];0)" office:value-type="float" office:value="1619" calcext:value-type="float">
            <text:p>1619</text:p>
          </table:table-cell>
          <table:table-cell table:number-columns-repeated="1021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formula="of:=POWER([.A17]; 2.800187)" office:value-type="float" office:value="1964.605947311" calcext:value-type="float">
            <text:p>1964.6059</text:p>
          </table:table-cell>
          <table:table-cell table:formula="of:=ROUND([.B17];0)" office:value-type="float" office:value="1965" calcext:value-type="float">
            <text:p>1965</text:p>
          </table:table-cell>
          <table:table-cell table:number-columns-repeated="1021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formula="of:=POWER([.A18]; 2.800187)" office:value-type="float" office:value="2353.7542753344" calcext:value-type="float">
            <text:p>2353.7543</text:p>
          </table:table-cell>
          <table:table-cell table:formula="of:=ROUND([.B18];0)" office:value-type="float" office:value="2354" calcext:value-type="float">
            <text:p>2354</text:p>
          </table:table-cell>
          <table:table-cell table:number-columns-repeated="1021"/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table:formula="of:=POWER([.A19]; 2.800187)" office:value-type="float" office:value="2789.2476368911" calcext:value-type="float">
            <text:p>2789.2476</text:p>
          </table:table-cell>
          <table:table-cell table:formula="of:=ROUND([.B19];0)" office:value-type="float" office:value="2789" calcext:value-type="float">
            <text:p>2789</text:p>
          </table:table-cell>
          <table:table-cell table:number-columns-repeated="1021"/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 table:formula="of:=POWER([.A20]; 2.800187)" office:value-type="float" office:value="3273.38999177878" calcext:value-type="float">
            <text:p>3273.3900</text:p>
          </table:table-cell>
          <table:table-cell table:formula="of:=ROUND([.B20];0)" office:value-type="float" office:value="3273" calcext:value-type="float">
            <text:p>3273</text:p>
          </table:table-cell>
          <table:table-cell table:number-columns-repeated="1021"/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table:formula="of:=POWER([.A21]; 2.800187)" office:value-type="float" office:value="3808.45834263506" calcext:value-type="float">
            <text:p>3808.4583</text:p>
          </table:table-cell>
          <table:table-cell table:formula="of:=ROUND([.B21];0)" office:value-type="float" office:value="3808" calcext:value-type="float">
            <text:p>3808</text:p>
          </table:table-cell>
          <table:table-cell table:number-columns-repeated="1021"/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table:formula="of:=POWER([.A22]; 2.800187)" office:value-type="float" office:value="4396.70452583641" calcext:value-type="float">
            <text:p>4396.7045</text:p>
          </table:table-cell>
          <table:table-cell table:formula="of:=ROUND([.B22];0)" office:value-type="float" office:value="4397" calcext:value-type="float">
            <text:p>4397</text:p>
          </table:table-cell>
          <table:table-cell table:number-columns-repeated="1021"/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table:formula="of:=POWER([.A23]; 2.800187)" office:value-type="float" office:value="5040.35679551904" calcext:value-type="float">
            <text:p>5040.3568</text:p>
          </table:table-cell>
          <table:table-cell table:formula="of:=ROUND([.B23];0)" office:value-type="float" office:value="5040" calcext:value-type="float">
            <text:p>5040</text:p>
          </table:table-cell>
          <table:table-cell table:number-columns-repeated="1021"/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table:formula="of:=POWER([.A24]; 2.800187)" office:value-type="float" office:value="5741.62123377482" calcext:value-type="float">
            <text:p>5741.6212</text:p>
          </table:table-cell>
          <table:table-cell table:formula="of:=ROUND([.B24];0)" office:value-type="float" office:value="5742" calcext:value-type="float">
            <text:p>5742</text:p>
          </table:table-cell>
          <table:table-cell table:number-columns-repeated="1021"/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table:formula="of:=POWER([.A25]; 2.800187)" office:value-type="float" office:value="6502.68301346891" calcext:value-type="float">
            <text:p>6502.6830</text:p>
          </table:table-cell>
          <table:table-cell table:formula="of:=ROUND([.B25];0)" office:value-type="float" office:value="6503" calcext:value-type="float">
            <text:p>6503</text:p>
          </table:table-cell>
          <table:table-cell table:number-columns-repeated="1021"/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table:formula="of:=POWER([.A26]; 2.800187)" office:value-type="float" office:value="7325.7075350811" calcext:value-type="float">
            <text:p>7325.7075</text:p>
          </table:table-cell>
          <table:table-cell table:formula="of:=ROUND([.B26];0)" office:value-type="float" office:value="7326" calcext:value-type="float">
            <text:p>7326</text:p>
          </table:table-cell>
          <table:table-cell table:number-columns-repeated="1021"/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table:formula="of:=POWER([.A27]; 2.800187)" office:value-type="float" office:value="8212.84145506819" calcext:value-type="float">
            <text:p>8212.8415</text:p>
          </table:table-cell>
          <table:table-cell table:formula="of:=ROUND([.B27];0)" office:value-type="float" office:value="8213" calcext:value-type="float">
            <text:p>8213</text:p>
          </table:table-cell>
          <table:table-cell table:number-columns-repeated="1021"/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table:formula="of:=POWER([.A28]; 2.800187)" office:value-type="float" office:value="9166.21362018612" calcext:value-type="float">
            <text:p>9166.2136</text:p>
          </table:table-cell>
          <table:table-cell table:formula="of:=ROUND([.B28];0)" office:value-type="float" office:value="9166" calcext:value-type="float">
            <text:p>9166</text:p>
          </table:table-cell>
          <table:table-cell table:number-columns-repeated="1021"/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table:formula="of:=POWER([.A29]; 2.800187)" office:value-type="float" office:value="10187.9359197876" calcext:value-type="float">
            <text:p>10187.9359</text:p>
          </table:table-cell>
          <table:table-cell table:formula="of:=ROUND([.B29];0)" office:value-type="float" office:value="10188" calcext:value-type="float">
            <text:p>10188</text:p>
          </table:table-cell>
          <table:table-cell table:number-columns-repeated="1021"/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table:formula="of:=POWER([.A30]; 2.800187)" office:value-type="float" office:value="11280.1040661722" calcext:value-type="float">
            <text:p>11280.1041</text:p>
          </table:table-cell>
          <table:table-cell table:formula="of:=ROUND([.B30];0)" office:value-type="float" office:value="11280" calcext:value-type="float">
            <text:p>11280</text:p>
          </table:table-cell>
          <table:table-cell table:number-columns-repeated="1021"/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table:formula="of:=POWER([.A31]; 2.800187)" office:value-type="float" office:value="12444.7983115009" calcext:value-type="float">
            <text:p>12444.7983</text:p>
          </table:table-cell>
          <table:table-cell table:formula="of:=ROUND([.B31];0)" office:value-type="float" office:value="12445" calcext:value-type="float">
            <text:p>12445</text:p>
          </table:table-cell>
          <table:table-cell table:number-columns-repeated="1021"/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 table:formula="of:=POWER([.A32]; 2.800187)" office:value-type="float" office:value="13684.0841085117" calcext:value-type="float">
            <text:p>13684.0841</text:p>
          </table:table-cell>
          <table:table-cell table:formula="of:=ROUND([.B32];0)" office:value-type="float" office:value="13684" calcext:value-type="float">
            <text:p>13684</text:p>
          </table:table-cell>
          <table:table-cell table:number-columns-repeated="1021"/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 table:formula="of:=POWER([.A33]; 2.800187)" office:value-type="float" office:value="15000.0127212249" calcext:value-type="float">
            <text:p>15000.0127</text:p>
          </table:table-cell>
          <table:table-cell table:formula="of:=ROUND([.B33];0)" office:value-type="float" office:value="15000" calcext:value-type="float">
            <text:p>15000</text:p>
          </table:table-cell>
          <table:table-cell/>
          <table:table-cell office:value-type="string" calcext:value-type="string">
            <text:p>maximum brightness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This conversion from perceived brightness to time On is necessary because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humans perceive brightness on a roughly logarithmic scale: small duty cycle changes of a dim bulb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seem larger than the same change to a bright bulb.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The "Microseconds in On state" field will be indexed by desired brightness to choose the duty cycle to use.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21:09:02.9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3M46S</meta:editing-duration>
    <meta:editing-cycles>8</meta:editing-cycles>
    <meta:generator>LibreOffice/5.1.2.2$Windows_x86 LibreOffice_project/d3bf12ecb743fc0d20e0be0c58ca359301eb705f</meta:generator>
    <dc:date>2016-11-30T23:14:52.666000000</dc:date>
    <meta:document-statistic meta:table-count="1" meta:cell-count="10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2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'Brightness calculation'.A2:'Brightness calculation'.B33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rightness calculation'.A2:'Brightness calculation'.A33" chart:class="chart:line">
            <chart:data-point chart:repeated="32"/>
          </chart:series>
          <chart:series chart:style-name="ch7" chart:values-cell-range-address="'Brightness calculation'.B2:'Brightness calculation'.B33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rightness calculation'.A2:'Brightness calculation'.A33</svg:desc>
                </draw:g>
              </table:table-cell>
              <table:table-cell office:value-type="float" office:value="0">
                <text:p>0</text:p>
                <draw:g>
                  <svg:desc>'Brightness calculation'.B2:'Brightness calculation'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96530728069992">
                <text:p>6.96530728069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1.6784753468496">
                <text:p>21.6784753468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8.5155055145713">
                <text:p>48.5155055145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0.6247287172116">
                <text:p>90.6247287172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50.997242167885">
                <text:p>150.997242167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2.505133081304">
                <text:p>232.505133081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37.925403787481">
                <text:p>337.925403787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69.956293363966">
                <text:p>469.9562933639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31.229082745449">
                <text:p>631.229082745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24.317004604263">
                <text:p>824.317004604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51.74219023758">
                <text:p>1051.742190237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15.98122678445">
                <text:p>1315.981226784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19.46969625131">
                <text:p>1619.46969625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964.605947311">
                <text:p>1964.6059473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353.7542753344">
                <text:p>2353.75427533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789.2476368911">
                <text:p>2789.2476368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273.38999177878">
                <text:p>3273.38999177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808.45834263506">
                <text:p>3808.45834263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396.70452583641">
                <text:p>4396.704525836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040.35679551904">
                <text:p>5040.356795519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741.62123377482">
                <text:p>5741.621233774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502.68301346891">
                <text:p>6502.683013468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325.7075350811">
                <text:p>7325.70753508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212.84145506819">
                <text:p>8212.84145506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166.21362018612">
                <text:p>9166.213620186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0187.9359197876">
                <text:p>10187.93591978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1280.1040661722">
                <text:p>11280.10406617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2444.7983115009">
                <text:p>12444.79831150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3684.0841085117">
                <text:p>13684.0841085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5000.0127212249">
                <text:p>15000.0127212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